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abaseDeleteAction.getDeleteQuery( Configuration con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atabaseDeleteAction.act( Redirector redirector , SourceResolver resolver , Map objectModel , String source , Parameters param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7">
            <text:p text:style-name="Table_20_Contents">7</text:p>
          </table:table-cell>
          <table:table-cell office:value-type="float" office:value="49">
            <text:p text:style-name="Table_20_Contents">4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